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86.71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97.5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nderg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4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indergeld_m_tu_basi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3000" calcext:value-type="float">
            <text:p>30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9" calcext:value-type="float">
            <text:p>201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13" calcext:value-type="float">
            <text:p>201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float" office:value="429" calcext:value-type="float">
            <text:p>4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53:11.895152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5:53:24.960856435</dc:date>
    <meta:editing-duration>PT1M48S</meta:editing-duration>
    <meta:editing-cycles>3</meta:editing-cycles>
    <meta:generator>LibreOffice/6.0.7.3$Linux_X86_64 LibreOffice_project/00m0$Build-3</meta:generator>
    <meta:document-statistic meta:table-count="1" meta:cell-count="288" meta:object-count="0"/>
  </office:meta>
</office:document-meta>
</file>